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f3" officeooo:paragraph-rsid="001b64f3"/>
    </style:style>
    <style:style style:name="P2" style:family="paragraph" style:parent-style-name="Standard">
      <style:text-properties style:text-underline-style="solid" style:text-underline-width="auto" style:text-underline-color="font-color" officeooo:rsid="001b64f3" officeooo:paragraph-rsid="001b64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İSTEM PROGRAMLAMA DERSİ PROJE ÖDEVİ</text:p>
      <text:p text:style-name="P1"/>
      <text:p text:style-name="P1">PROJE GRUBU:</text:p>
      <text:p text:style-name="P1"><text:tab/>1- Ese AK – 1211016002</text:p>
      <text:p text:style-name="P1"><text:tab/>2- Hasan YILMAZ – 1211016001</text:p>
      <text:p text:style-name="P1"><text:tab/>3- Özay ÖZTEKİN - 1211016013</text:p>
      <text:p text:style-name="P1"/>
      <text:p text:style-name="P2">PROJE KONUSU</text:p>
      <text:p text:style-name="P1"/>
      <text:p text:style-name="P1">Dosya Gezgini Oluşurma. </text:p>
      <text:p text:style-name="P1">Ayrıntılar: </text:p>
      <text:p text:style-name="P1"><text:tab/>1- Bilgisayardaki Dosyalara Göz atma</text:p>
      <text:p text:style-name="P1"><text:tab/>2-İstenilen Klasörleri sıkıştırma.</text:p>
      <text:p text:style-name="P1"><text:tab/>3-Sıkıştırılmış veya normal doyalar şifreleme</text:p>
      <text:p text:style-name="P1"><text:tab/>4-Şifrelenmiş Dosyaları açma</text:p>
      <text:p text:style-name="P1"><text:tab/>5-Belirli bir klasör içeriğini otomatik olarak yedekleme.</text:p>
      <text:p text:style-name="P1"><text:tab/>6-Kaydedilmiş bir yedekten klasör içeriğini güncelleme</text:p>
      <text:p text:style-name="P1"/>
      <text:p text:style-name="P2">UYGULANMASI PLANLANAN TASARIM DESENİ:</text:p>
      <text:p text:style-name="P1"/>
      <text:p text:style-name="P1"><text:tab/>1- Observer tasarım deseninin güncellemelerde haber verme için kullanumu planlanmaktadır. Ancak projedekş gelişmeye göre değişik desenler kullanılabili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16:30.547422311</meta:creation-date>
    <dc:date>2016-02-24T21:29:55.273160847</dc:date>
    <meta:editing-duration>PT13M24S</meta:editing-duration>
    <meta:editing-cycles>2</meta:editing-cycles>
    <meta:generator>LibreOffice/5.0.5.2$Linux_X86_64 LibreOffice_project/00m0$Build-2</meta:generator>
    <meta:document-statistic meta:table-count="0" meta:image-count="0" meta:object-count="0" meta:page-count="1" meta:paragraph-count="16" meta:word-count="76" meta:character-count="628" meta:non-whitespace-character-count="554"/>
  </office:meta>
</office:document-meta>
</file>